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61ba" officeooo:paragraph-rsid="001061ba"/>
    </style:style>
    <style:style style:name="P2" style:family="paragraph" style:parent-style-name="Standard">
      <style:text-properties fo:font-size="16pt" fo:font-weight="bold" officeooo:rsid="001061ba" officeooo:paragraph-rsid="001061ba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061ba" officeooo:paragraph-rsid="001061ba" style:font-weight-asian="bold" style:font-weight-complex="bold"/>
    </style:style>
    <style:style style:name="P4" style:family="paragraph" style:parent-style-name="Standard" style:list-style-name="L1">
      <style:text-properties fo:font-weight="bold" officeooo:rsid="001061ba" officeooo:paragraph-rsid="001061ba" style:font-weight-asian="bold" style:font-weight-complex="bold"/>
    </style:style>
    <style:style style:name="P5" style:family="paragraph" style:parent-style-name="Standard">
      <style:text-properties fo:font-weight="bold" officeooo:rsid="00166c38" officeooo:paragraph-rsid="001061ba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23d90" officeooo:paragraph-rsid="00123d9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23d90" officeooo:paragraph-rsid="00123d9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2d739" officeooo:paragraph-rsid="0012d73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3c221" officeooo:paragraph-rsid="0013c22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forderungen</text:p>
      <text:p text:style-name="P1"/>
      <text:list xml:id="list8191003700692579710" text:style-name="L1">
        <text:list-item>
          <text:p text:style-name="P4">Funktionale Anforderungen</text:p>
          <text:list>
            <text:list-item>
              <text:p text:style-name="P6">Ausgaben/Einnahmen Hinzufügen</text:p>
            </text:list-item>
            <text:list-item>
              <text:p text:style-name="P6">Ausgaben/Einnahmen Löschen (Zeitbegrenzt)</text:p>
            </text:list-item>
            <text:list-item>
              <text:p text:style-name="P6">Ausgaben/Einnahmen Ändern (Zeitbegrenzt)</text:p>
            </text:list-item>
            <text:list-item>
              <text:p text:style-name="P6">Ausgaben/Einnahmen (Einträge) haben</text:p>
              <text:list>
                <text:list-item>
                  <text:p text:style-name="P6">Kategorien</text:p>
                </text:list-item>
                <text:list-item>
                  <text:p text:style-name="P6">Erstelldatum</text:p>
                </text:list-item>
                <text:list-item>
                  <text:p text:style-name="P6">Betrag</text:p>
                </text:list-item>
                <text:list-item>
                  <text:p text:style-name="P6">Notiz</text:p>
                </text:list-item>
              </text:list>
            </text:list-item>
            <text:list-item>
              <text:p text:style-name="P9">Es gibt Einnahmen/Ausgaben die:</text:p>
              <text:list>
                <text:list-item>
                  <text:p text:style-name="P9">einmalig oder</text:p>
                </text:list-item>
                <text:list-item>
                  <text:p text:style-name="P9">mehrmals </text:p>
                </text:list-item>
              </text:list>
            </text:list-item>
            <text:list-item>
              <text:p text:style-name="P6">Auswertung</text:p>
              <text:list>
                <text:list-item>
                  <text:p text:style-name="P6">Tabelle</text:p>
                </text:list-item>
                <text:list-item>
                  <text:p text:style-name="P6">Balkendiagramm</text:p>
                </text:list-item>
                <text:list-item>
                  <text:p text:style-name="P6">Kuchendiagramm</text:p>
                </text:list-item>
                <text:list-item>
                  <text:p text:style-name="P6">Graphendiagramm</text:p>
                </text:list-item>
              </text:list>
            </text:list-item>
            <text:list-item>
              <text:p text:style-name="P8">Login</text:p>
              <text:list>
                <text:list-item>
                  <text:p text:style-name="P8">Einfaches Passwort</text:p>
                </text:list-item>
                <text:list-item>
                  <text:p text:style-name="P8">Einstellbar, ob ja oder nein</text:p>
                </text:list-item>
              </text:list>
            </text:list-item>
            <text:list-item>
              <text:p text:style-name="P8">Änderung der Währung</text:p>
            </text:list-item>
            <text:list-item>
              <text:p text:style-name="P8">History zum Ändern vergangener Tage (2 Tage min. möglich)</text:p>
            </text:list-item>
          </text:list>
        </text:list-item>
        <text:list-item>
          <text:p text:style-name="P4">Nicht Funktionale Anforderungen</text:p>
          <text:list>
            <text:list-item>
              <text:p text:style-name="P4"/>
            </text:list-item>
          </text:list>
        </text:list-item>
        <text:list-item>
          <text:p text:style-name="P4">Technische Anforderungen</text:p>
          <text:list>
            <text:list-item>
              <text:p text:style-name="P6">Datenbankabfragen dürfen nicht länger als 3 Sekunde dauern</text:p>
              <text:list>
                <text:list-item>
                  <text:p text:style-name="P6">500 Einträge bei Graphendiagramm</text:p>
                </text:list-item>
              </text:list>
            </text:list-item>
          </text:list>
        </text:list-item>
        <text:list-item>
          <text:p text:style-name="P4">Wirtschaftliche Randbedingungen</text:p>
          <text:list>
            <text:list-item>
              <text:p text:style-name="P7">Projekt darf nicht mehr als 100 € kosten</text:p>
            </text:list-item>
            <text:list-item>
              <text:p text:style-name="P7">Projekt muss vor Semesterbeginn fertig sein</text:p>
            </text:list-item>
          </text:list>
        </text:list-item>
        <text:list-item>
          <text:p text:style-name="P4">Normen und Standards</text:p>
          <text:list>
            <text:list-item>
              <text:p text:style-name="P6">Veröffentlichung über Google-Console</text:p>
            </text:list-item>
            <text:list-item>
              <text:p text:style-name="P6">Für Android Standardgeräte verfügbar </text:p>
              <text:list>
                <text:list-item>
                  <text:p text:style-name="P6">Version 3.0 ist minimum. </text:p>
                </text:list-item>
              </text:list>
            </text:list-item>
          </text:list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1:41:24.741552000</meta:creation-date>
    <dc:date>2015-03-12T22:07:21.765913936</dc:date>
    <meta:editing-duration>PT50M30S</meta:editing-duration>
    <meta:editing-cycles>4</meta:editing-cycles>
    <meta:generator>LibreOffice/4.2.6.3$Linux_X86_64 LibreOffice_project/420m0$Build-3</meta:generator>
    <dc:creator>johannes </dc:creator>
    <meta:document-statistic meta:table-count="0" meta:image-count="0" meta:object-count="0" meta:page-count="1" meta:paragraph-count="35" meta:word-count="131" meta:character-count="868" meta:non-whitespace-character-count="802"/>
  </office:meta>
</office:document-meta>
</file>